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330" officeooo:paragraph-rsid="001db330"/>
    </style:style>
    <style:style style:name="P2" style:family="paragraph" style:parent-style-name="Standard">
      <style:text-properties fo:font-size="14pt" fo:font-weight="bold" officeooo:rsid="001db330" officeooo:paragraph-rsid="001db33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ed900" officeooo:paragraph-rsid="001ed900"/>
    </style:style>
    <style:style style:name="P4" style:family="paragraph" style:parent-style-name="Standard">
      <style:text-properties fo:font-weight="bold" officeooo:rsid="001f29dd" officeooo:paragraph-rsid="001f29dd" style:font-weight-asian="bold" style:font-weight-complex="bold"/>
    </style:style>
    <style:style style:name="P5" style:family="paragraph" style:parent-style-name="Standard">
      <style:text-properties fo:font-weight="normal" officeooo:rsid="001f29dd" officeooo:paragraph-rsid="001f29dd" style:font-weight-asian="normal" style:font-weight-complex="normal"/>
    </style:style>
    <style:style style:name="P6" style:family="paragraph" style:parent-style-name="Standard">
      <style:text-properties fo:font-weight="normal" officeooo:rsid="001f29dd" officeooo:paragraph-rsid="0021bd8f" style:font-weight-asian="normal" style:font-weight-complex="normal"/>
    </style:style>
    <style:style style:name="T1" style:family="text">
      <style:text-properties officeooo:rsid="001ed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29dd" style:font-weight-asian="bold" style:font-weight-complex="bold"/>
    </style:style>
    <style:style style:name="T4" style:family="text">
      <style:text-properties officeooo:rsid="001f29dd"/>
    </style:style>
    <style:style style:name="T5" style:family="text">
      <style:text-properties officeooo:rsid="001f8eb6"/>
    </style:style>
    <style:style style:name="T6" style:family="text">
      <style:text-properties officeooo:rsid="0020207d"/>
    </style:style>
    <style:style style:name="T7" style:family="text">
      <style:text-properties officeooo:rsid="0020a288"/>
    </style:style>
    <style:style style:name="T8" style:family="text">
      <style:text-properties officeooo:rsid="00217e54"/>
    </style:style>
    <style:style style:name="T9" style:family="text">
      <style:text-properties officeooo:rsid="0021b401"/>
    </style:style>
    <style:style style:name="T10" style:family="text">
      <style:text-properties officeooo:rsid="002282cf"/>
    </style:style>
    <style:style style:name="T11" style:family="text">
      <style:text-properties officeooo:rsid="0024a836"/>
    </style:style>
    <style:style style:name="T12" style:family="text">
      <style:text-properties officeooo:rsid="002686a2"/>
    </style:style>
    <style:style style:name="T13" style:family="text">
      <style:text-properties officeooo:rsid="001f8eb6" fo:background-color="#ffff00" loext:char-shading-value="0"/>
    </style:style>
    <style:style style:name="T14" style:family="text">
      <style:text-properties officeooo:rsid="001f8eb6" fo:background-color="#ffff00" loext:char-shading-value="0"/>
    </style:style>
    <style:style style:name="T15" style:family="text">
      <style:text-properties officeooo:rsid="002686a2" fo:background-color="#ffff00" loext:char-shading-value="0"/>
    </style:style>
    <style:style style:name="T16" style:family="text">
      <style:text-properties officeooo:rsid="001f8eb6" fo:background-color="#ffffff" loext:char-shading-value="0"/>
    </style:style>
    <style:style style:name="T17" style:family="text">
      <style:text-properties officeooo:rsid="002686a2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men Techmakers <text:span text:style-name="T12">17/10/2018</text:span></text:p>
      <text:p text:style-name="P1"/>
      <text:p text:style-name="P1">- Project Idea : <text:span text:style-name="T1">T</text:span>o do list app with geolocalization- map <text:span text:style-name="T11">based on users’s voice search </text:span>to put in contact people who are interest to the same topic<text:span text:style-name="T1">s</text:span> (music, cinema, caffe, meeting for women in career, kindergarten close to your house, ..etc) </text:p>
      <text:p text:style-name="P1"><text:s/></text:p>
      <text:p text:style-name="P1"/>
      <text:p text:style-name="P3"><text:span text:style-name="T2">App To do list / </text:span><text:span text:style-name="T3">G</text:span><text:span text:style-name="T2">eolocalization classes:</text:span> </text:p>
      <text:p text:style-name="P3"/>
      <text:p text:style-name="P3">- Users</text:p>
      <text:p text:style-name="P3">- Kindergarten, Caffè, Doctor<text:span text:style-name="T7">s</text:span>, Pub, Co-working space, <text:span text:style-name="T4">Event</text:span></text:p>
      <text:p text:style-name="P3">- Map/<text:span text:style-name="T6">Agenda/Alarm</text:span></text:p>
      <text:p text:style-name="P3">- <text:span text:style-name="T4">Recommendations / Review</text:span></text:p>
      <text:p text:style-name="P3"/>
      <text:p text:style-name="P3"/>
      <text:p text:style-name="P4">Interactions</text:p>
      <text:p text:style-name="P4"/>
      <text:p text:style-name="P6">- Users can <text:span text:style-name="T12">enter</text:span> in the constantly updated database of the app <text:span text:style-name="T5">(thanks to the informations sent by Kindergarten, pub, cafe, organizations, collective, etc) <text:s/></text:span>the type of events they are looking for.</text:p>
      <text:p text:style-name="P6"><text:span text:style-name="T9">-Ever events / place / professionist has recommendations / reviews. </text:span></text:p>
      <text:p text:style-name="P5">- <text:s/>Users enter their data, their <text:s/><text:span text:style-name="T8">field </text:span>of interest and the area in which they live. <text:span text:style-name="T10">T</text:span>he agenda will display events or initiatives related to their area of interest closest to their <text:span text:style-name="T10">district/city</text:span> and the potential number of participants. <text:span text:style-name="T10">(*for the families the best potential babysitter closest to their district available for the time of the event)</text:span></text:p>
      <text:p text:style-name="P5">-<text:span text:style-name="T5">The Agenda / Ma</text:span><text:span text:style-name="T16">p a</text:span><text:span text:style-name="T17">l</text:span><text:span text:style-name="T16">ert th</text:span><text:span text:style-name="T5">e users with an alar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56:49.162022670</meta:creation-date>
    <dc:date>2018-10-16T15:22:32.818250306</dc:date>
    <meta:editing-duration>PT2H25M3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78" meta:character-count="1099" meta:non-whitespace-character-count="925"/>
  </office:meta>
</office:document-meta>
</file>